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3.17cm"/>
    </style:style>
    <style:style style:name="pr8" style:family="presentation" style:parent-style-name="Title_20_and_20_Body-outline1">
      <style:graphic-properties draw:stroke="none" draw:fill="none" fo:min-height="9.375cm"/>
    </style:style>
    <style:style style:name="pr9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family="FreeSans" style:font-family-generic="swiss" style:font-pitch="variable"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start" style:font-independent-line-spacing="true"/>
      <style:text-properties fo:font-family="FreeMono" style:font-family-generic="modern" style:font-pitch="fixed" fo:font-size="18pt"/>
    </style:style>
    <style:style style:name="P6" style:family="paragraph">
      <style:paragraph-properties fo:margin-left="1.27cm" fo:margin-right="0cm" fo:margin-top="0cm" fo:margin-bottom="0cm" fo:line-height="100%" fo:text-align="start" fo:text-indent="-0.634cm"/>
    </style:style>
    <style:style style:name="P7" style:family="paragraph">
      <style:paragraph-properties fo:margin-left="0cm" fo:margin-right="0cm" fo:margin-top="0cm" fo:margin-bottom="0cm" fo:line-height="136%" fo:text-align="start" fo:text-indent="0cm"/>
    </style:style>
    <style:style style:name="P8" style:family="paragraph">
      <style:text-properties fo:font-family="FreeMono" style:font-family-generic="modern" style:font-pitch="fixed"/>
    </style:style>
    <style:style style:name="P9" style:family="paragraph">
      <style:paragraph-properties fo:text-align="start" style:font-independent-line-spacing="true"/>
      <style:text-properties fo:font-family="FreeMono" style:font-family-generic="modern" style:font-pitch="fixed" fo:font-size="18pt" style:font-size-asian="18pt" style:font-size-complex="18pt"/>
    </style:style>
    <style:style style:name="P10" style:family="paragraph">
      <style:text-properties fo:color="#ffffff" fo:font-family="FreeSans" style:font-family-generic="swiss" style:font-pitch="variable" fo:font-size="48pt" style:font-size-asian="48pt" style:font-size-complex="48pt"/>
    </style:style>
    <style:style style:name="P11" style:family="paragraph">
      <style:text-properties fo:font-family="FreeMono" style:font-family-generic="modern" style:font-pitch="fixed" fo:font-size="20pt" style:font-size-asian="20pt" style:font-size-complex="20pt"/>
    </style:style>
    <style:style style:name="T1" style:family="text">
      <style:text-properties fo:color="#191919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T2" style:family="text">
      <style:text-properties fo:color="#cccccc" style:text-line-through-style="none" fo:font-family="FreeSans" style:font-family-generic="swiss" style:font-pitch="variable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3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4" style:family="text">
      <style:text-properties fo:color="#191919" style:text-line-through-style="none" fo:font-family="FreeSans" style:font-family-generic="swiss" style:font-pitch="variable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5" style:family="text">
      <style:text-properties fo:color="#191919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ffffff" style:text-line-through-style="none" fo:font-family="FreeSans" style:font-family-generic="swiss" style:font-pitch="variable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91919" style:text-line-through-style="none" fo:font-family="FreeMono" style:font-family-generic="modern" style:font-pitch="fixed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9" style:family="text">
      <style:text-properties fo:color="#191919" style:text-line-through-style="none" fo:font-family="FreeMono" style:font-family-generic="modern" style:font-pitch="fixed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0" style:family="text">
      <style:text-properties fo:color="#191919" style:text-line-through-style="none" fo:font-family="FreeMono" style:font-family-generic="modern" style:font-pitch="fixed" fo:font-size="18pt" fo:letter-spacing="normal" fo:font-style="normal" style:text-underline-style="none" fo:font-weight="normal" style:font-family-asian="Consolas" style:font-size-asian="18pt" style:font-style-asian="normal" style:font-weight-asian="normal" style:font-family-complex="Consolas" style:font-size-complex="18pt" style:font-style-complex="normal" style:font-weight-complex="normal"/>
    </style:style>
    <style:style style:name="T11" style:family="text">
      <style:text-properties fo:color="#a71d5d" style:text-line-through-style="none" fo:font-family="FreeMono" style:font-family-generic="modern" style:font-pitch="fixed" fo:font-size="12pt" fo:letter-spacing="normal" fo:font-style="normal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/>
    </style:style>
    <style:style style:name="T12" style:family="text">
      <style:text-properties fo:color="#333333" style:text-line-through-style="none" fo:font-family="FreeMono" style:font-family-generic="modern" style:font-pitch="fixed" fo:font-size="12pt" fo:letter-spacing="normal" fo:font-style="normal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/>
    </style:style>
    <style:style style:name="T13" style:family="text">
      <style:text-properties fo:color="#183691" style:text-line-through-style="none" fo:font-family="FreeMono" style:font-family-generic="modern" style:font-pitch="fixed" fo:font-size="12pt" fo:letter-spacing="normal" fo:font-style="normal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/>
    </style:style>
    <style:style style:name="T14" style:family="text">
      <style:text-properties fo:color="#0086b3" style:text-line-through-style="none" fo:font-family="FreeMono" style:font-family-generic="modern" style:font-pitch="fixed" fo:font-size="12pt" fo:letter-spacing="normal" fo:font-style="normal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/>
    </style:style>
    <style:style style:name="T15" style:family="text">
      <style:text-properties fo:font-family="FreeMono" style:font-family-generic="modern" style:font-pitch="fixed"/>
    </style:style>
    <style:style style:name="T16" style:family="text">
      <style:text-properties fo:color="#191919" style:text-line-through-style="none" fo:font-family="FreeSans" style:font-family-generic="swiss" style:font-pitch="variable" fo:font-size="40pt" fo:letter-spacing="normal" fo:font-style="normal" style:text-underline-style="none" fo:font-weight="bold" style:font-family-asian="Arial" style:font-size-asian="40pt" style:font-style-asian="normal" style:font-weight-asian="bold" style:font-family-complex="Arial" style:font-size-complex="40pt" style:font-style-complex="normal" style:font-weight-complex="bold"/>
    </style:style>
    <style:style style:name="T17" style:family="text">
      <style:text-properties fo:color="#191919" style:text-line-through-style="none" fo:font-family="FreeSans" style:font-family-generic="swiss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8" style:family="text">
      <style:text-properties fo:color="#191919" style:text-line-through-style="none" fo:font-family="FreeSans" style:font-family-generic="swiss" style:font-pitch="variable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9" style:family="text">
      <style:text-properties fo:color="#191919" style:text-line-through-style="none" fo:font-family="FreeSans" style:font-family-generic="swiss" style:font-pitch="variable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20" style:family="text">
      <style:text-properties fo:color="#ffffff" fo:font-family="FreeSans" style:font-family-generic="swiss" style:font-pitch="variable" fo:font-size="48pt" style:font-size-asian="48pt" style:font-size-complex="48pt"/>
    </style:style>
    <style:style style:name="T21" style:family="text">
      <style:text-properties fo:font-family="FreeMono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35" presentation:style-name="pr1" draw:text-style-name="P2" draw:layer="layout" svg:width="21.589cm" svg:height="4.677cm" svg:x="1.905cm" svg:y="3.613cm" presentation:class="title" presentation:user-transformed="true">
          <draw:text-box>
            <text:p text:style-name="P1"><text:span text:style-name="T1">Sensor Lab</text:span></text:p>
          </draw:text-box>
        </draw:frame>
        <draw:frame draw:name="Shape 36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Or...how to build stuff with my Pi!</text:span></text:p>
          </draw:text-box>
        </draw:frame>
        <presentation:notes draw:style-name="dp2">
          <draw:page-thumbnail draw:name="Shape 38" draw:style-name="gr1" draw:layer="layout" svg:width="16.933cm" svg:height="9.524cm" svg:x="1.059cm" svg:y="1.905cm" draw:page-number="1" presentation:class="page"/>
          <draw:frame draw:name="Shape 39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...what’s this about?" draw:style-name="dp1" draw:master-page-name="Title_20_and_20_Body" presentation:presentation-page-layout-name="AL2T1">
        <office:forms form:automatic-focus="false" form:apply-design-mode="false"/>
        <draw:frame draw:name="Shape 41" presentation:style-name="pr4" draw:text-style-name="P2" draw:layer="layout" svg:width="22.859cm" svg:height="3.17cm" svg:x="1.27cm" svg:y="0.572cm" presentation:class="title" presentation:user-transformed="true">
          <draw:text-box>
            <text:p text:style-name="P1"><text:span text:style-name="T3">So...what’s this about?</text:span></text:p>
          </draw:text-box>
        </draw:frame>
        <draw:frame draw:name="Shape 42" presentation:style-name="pr5" draw:text-style-name="P2" draw:layer="layout" svg:width="22.859cm" svg:height="9.625cm" svg:x="1.27cm" svg:y="3.634cm" presentation:class="outline" presentation:user-transformed="true">
          <draw:text-box>
            <text:p xml:id="id1" text:id="id1" text:style-name="P1"><text:span text:style-name="T4">IOT - the “Internet Of Things”</text:span></text:p>
            <text:p xml:id="id2" text:id="id2" text:style-name="P1"><text:span text:style-name="T4">“</text:span><text:span text:style-name="T4">Maker” movement</text:span></text:p>
            <text:p xml:id="id3" text:id="id3" text:style-name="P1"><text:span text:style-name="T4">Hardware</text:span></text:p>
            <text:p xml:id="id4" text:id="id4" text:style-name="P1"><text:span text:style-name="T4">Software</text:span></text:p>
            <text:p xml:id="id5" text:id="id5" text:style-name="P1"><text:span text:style-name="T4">The Internet</text:span></text:p>
            <text:p xml:id="id6" text:id="id6" text:style-name="P1"><text:span text:style-name="T4">“</text:span><text:span text:style-name="T4">Cloud Computing”</text:span></text:p>
            <text:p xml:id="id7" text:id="id7" text:style-name="P1"><text:span text:style-name="T5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1s" smil:targetElement="id1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1s" smil:targetElement="id2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1s" smil:targetElement="id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1s" smil:targetElement="id4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1s" smil:targetElement="id5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1s" smil:targetElement="id6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1s" smil:targetElement="id7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Shape 44" draw:style-name="gr1" draw:layer="layout" svg:width="16.932cm" svg:height="9.524cm" svg:x="1.059cm" svg:y="1.905cm" draw:page-number="2" presentation:class="page"/>
          <draw:frame draw:name="Shape 4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ut...who are you?" draw:style-name="dp1" draw:master-page-name="Title_20_and_20_Body" presentation:presentation-page-layout-name="AL2T1">
        <office:forms form:automatic-focus="false" form:apply-design-mode="false"/>
        <draw:frame draw:name="Shape 47" presentation:style-name="pr4" draw:text-style-name="P2" draw:layer="layout" svg:width="22.859cm" svg:height="3.17cm" svg:x="1.27cm" svg:y="0.572cm" presentation:class="title" presentation:user-transformed="true">
          <draw:text-box>
            <text:p text:style-name="P1"><text:span text:style-name="T3">But...who are you?</text:span></text:p>
          </draw:text-box>
        </draw:frame>
        <draw:frame draw:name="Shape 48" presentation:style-name="pr5" draw:text-style-name="P2" draw:layer="layout" svg:width="22.859cm" svg:height="9.625cm" svg:x="1.27cm" svg:y="4.057cm" presentation:class="outline" presentation:user-transformed="true">
          <draw:text-box>
            <text:p xml:id="id8" text:id="id8" text:style-name="P1"><text:span text:style-name="T4">Software Developer</text:span></text:p>
            <text:p xml:id="id9" text:id="id9" text:style-name="P1"><text:span text:style-name="T4">Learned to program as a kid in elementary school from Basic books</text:span></text:p>
            <text:p xml:id="id10" text:id="id10" text:style-name="P1"><text:span text:style-name="T4">As a kid, dreamed of building a robot and inventions, but thought the hardware would always be too difficult</text:span></text:p>
            <text:p xml:id="id11" text:id="id11" text:style-name="P1"><text:span text:style-name="T5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1s" smil:targetElement="id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1s" smil:targetElement="id9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1s" smil:targetElement="id10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1s" smil:targetElement="id11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Shape 50" draw:style-name="gr1" draw:layer="layout" svg:width="16.932cm" svg:height="9.524cm" svg:x="1.059cm" svg:y="1.905cm" draw:page-number="3" presentation:class="page"/>
          <draw:frame draw:name="Shape 5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ait...what’s in your hand?" draw:style-name="dp1" draw:master-page-name="Title_20_and_20_Body" presentation:presentation-page-layout-name="AL2T1">
        <office:forms form:automatic-focus="false" form:apply-design-mode="false"/>
        <draw:frame draw:name="Shape 53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Wait...what’s in your hand?</text:span></text:p>
          </draw:text-box>
        </draw:frame>
        <draw:frame draw:name="Shape 54" presentation:style-name="pr5" draw:text-style-name="P3" xml:id="id12" draw:id="id12" draw:layer="layout" svg:width="22.859cm" svg:height="9.625cm" svg:x="1.27cm" svg:y="4.057cm" presentation:class="outline" presentation:user-transformed="true">
          <draw:text-box>
            <text:p text:style-name="P1"><text:span text:style-name="T4">A spare TV remote from home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56" draw:style-name="gr1" draw:layer="layout" svg:width="16.932cm" svg:height="9.524cm" svg:x="1.059cm" svg:y="1.905cm" draw:page-number="4" presentation:class="page"/>
          <draw:frame draw:name="Shape 57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4"><text:span text:style-name="T7">This is where I can show off the Pi and explain some of the tech involved.</text:span></text:p>
            </draw:text-box>
          </draw:frame>
        </presentation:notes>
      </draw:page>
      <draw:page draw:name="Past Vs Present" draw:style-name="dp1" draw:master-page-name="Title_20_and_20_Body" presentation:presentation-page-layout-name="AL2T1">
        <office:forms form:automatic-focus="false" form:apply-design-mode="false"/>
        <draw:frame draw:name="Shape 59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Past Vs Present</text:span></text:p>
          </draw:text-box>
        </draw:frame>
        <draw:frame draw:name="Shape 60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Rama: Mediator. Embedded Linux, rack mount, lots of smart people - old hardware 486 DX 5.</text:span></text:p>
            <text:p text:style-name="P1"><text:span text:style-name="T4"/></text:p>
            <text:p text:style-name="P1"><text:span text:style-name="T4">Now: an arduino plus an ESP8266 could do the same thing.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5" presentation:class="page"/>
          <draw:frame draw:name="Shape 63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4"><text:span text:style-name="T7">Show off arduino and ESP 8266</text:span></text:p>
            </draw:text-box>
          </draw:frame>
        </presentation:notes>
      </draw:page>
      <draw:page draw:name="What’s a sensor then?" draw:style-name="dp1" draw:master-page-name="Title_20_and_20_Body" presentation:presentation-page-layout-name="AL2T1">
        <office:forms form:automatic-focus="false" form:apply-design-mode="false"/>
        <draw:frame draw:name="Shape 65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What’s a sensor then?</text:span></text:p>
          </draw:text-box>
        </draw:frame>
        <draw:frame draw:name="Shape 66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Take inputs from the world:</text:span></text:p>
            <text:p text:style-name="P1"><text:span text:style-name="T4">IR, Ultrasonic, Light, sound, temperature, humidity, buttons, vibration, gas, camera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6" presentation:class="page"/>
          <draw:frame draw:name="Shape 69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imple Pibrella Program" draw:style-name="dp1" draw:master-page-name="Title_20_and_20_Body" presentation:presentation-page-layout-name="AL2T1">
        <office:forms form:automatic-focus="false" form:apply-design-mode="false"/>
        <draw:frame draw:name="Shape 71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Simple Pibrella Program</text:span></text:p>
          </draw:text-box>
        </draw:frame>
        <draw:frame draw:name="Shape 72" presentation:style-name="pr5" draw:text-style-name="P5" draw:layer="layout" svg:width="22.859cm" svg:height="9.625cm" svg:x="1.27cm" svg:y="4.057cm" presentation:class="outline" presentation:user-transformed="true">
          <draw:text-box>
            <text:p text:style-name="P1"><text:span text:style-name="T8">import pibrella, time</text:span></text:p>
            <text:p text:style-name="P1"><text:span text:style-name="T9"/></text:p>
            <text:p text:style-name="P1"><text:span text:style-name="T8">def button_handler(pin):</text:span></text:p>
            <text:p text:style-name="P1"><text:span text:style-name="T8"><text:tab/></text:span><text:span text:style-name="T8">pibrella.buzzer.alarm()</text:span></text:p>
            <text:p text:style-name="P1"><text:span text:style-name="T8"><text:s text:c="4"/></text:span><text:span text:style-name="T8">time.sleep(1)</text:span></text:p>
            <text:p text:style-name="P1"><text:span text:style-name="T8"><text:tab/></text:span><text:span text:style-name="T8">pibrella.buzzer.off()</text:span></text:p>
            <text:p text:style-name="P1"><text:span text:style-name="T9"/></text:p>
            <text:p text:style-name="P1"><text:span text:style-name="T8">pibrella.button.pressed(button_handler)</text:span></text:p>
            <text:p text:style-name="P1"><text:span text:style-name="T8">pibrella.pause()</text:span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7" presentation:class="page"/>
          <draw:frame draw:name="Shape 7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ut...what else can it do?" draw:style-name="dp1" draw:master-page-name="Title_20_and_20_Body" presentation:presentation-page-layout-name="AL2T1">
        <office:forms form:automatic-focus="false" form:apply-design-mode="false"/>
        <draw:frame draw:name="Shape 77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But...what else can it do?</text:span></text:p>
          </draw:text-box>
        </draw:frame>
        <draw:frame draw:name="Shape 78" presentation:style-name="pr5" draw:text-style-name="P2" draw:layer="layout" svg:width="22.859cm" svg:height="9.625cm" svg:x="1.27cm" svg:y="4.057cm" presentation:class="outline" presentation:user-transformed="true">
          <draw:text-box>
            <text:p xml:id="id13" text:id="id13" text:style-name="P6"><text:span text:style-name="T4">Control the LEDs:</text:span></text:p>
            <text:p xml:id="id14" text:id="id14" text:style-name="P6"><text:span text:style-name="T8">pibrella.light.yellow.on()</text:span></text:p>
            <text:p xml:id="id15" text:id="id15" text:style-name="P6"><text:span text:style-name="T8">pibrella.light.red.pulse(0, 0, 1, 1)</text:span></text:p>
            <text:p xml:id="id16" text:id="id16" text:style-name="P6"><text:span text:style-name="T8">pibrella.light.green.blink(0.2)</text:span></text:p>
            <text:p xml:id="id17" text:id="id17" text:style-name="P6"><text:span text:style-name="T4">More buzzer stuff</text:span></text:p>
            <text:p xml:id="id18" text:id="id18" text:style-name="P6"><text:span text:style-name="T10">pibrella.buzzer.pulse()</text:span></text:p>
            <text:p xml:id="id19" text:id="id19" text:style-name="P6"><text:span text:style-name="T4">Control outputs</text:span></text:p>
            <text:p text:style-name="P6"><text:span text:style-name="T4">Read Input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1s" smil:targetElement="id1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1s" smil:targetElement="id14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1s" smil:targetElement="id15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1s" smil:targetElement="id16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1s" smil:targetElement="id17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1s" smil:targetElement="id1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1s" smil:targetElement="id19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Shape 80" draw:style-name="gr1" draw:layer="layout" svg:width="16.932cm" svg:height="9.524cm" svg:x="1.059cm" svg:y="1.905cm" draw:page-number="8" presentation:class="page"/>
          <draw:frame draw:name="Shape 81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4"><text:span text:style-name="T7">Try buzzer pulse</text:span></text:p>
            </draw:text-box>
          </draw:frame>
        </presentation:notes>
      </draw:page>
      <draw:page draw:name="More sensors?" draw:style-name="dp1" draw:master-page-name="Title_20_and_20_Body" presentation:presentation-page-layout-name="AL2T1">
        <office:forms form:automatic-focus="false" form:apply-design-mode="false"/>
        <draw:frame draw:name="Shape 83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More sensors?</text:span></text:p>
          </draw:text-box>
        </draw:frame>
        <draw:frame draw:name="Shape 84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PIR (Passive Infra Red) - motion detector</text:span></text:p>
            <text:p text:style-name="P1"><text:span text:style-name="T4">Ultrasonic - car reverse warning / SONAR</text:span></text:p>
            <text:p text:style-name="P1"><text:span text:style-name="T4">IR / light sensor</text:span></text:p>
            <text:p text:style-name="P1"><text:span text:style-name="T4">...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9" presentation:class="page"/>
          <draw:frame draw:name="Shape 87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at about the “Cloud”" draw:style-name="dp1" draw:master-page-name="Title_20_and_20_Body" presentation:presentation-page-layout-name="AL2T1">
        <office:forms form:automatic-focus="false" form:apply-design-mode="false"/>
        <draw:frame draw:name="Shape 89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What about the “Cloud”</text:span></text:p>
          </draw:text-box>
        </draw:frame>
        <draw:frame draw:name="Shape 90" presentation:style-name="pr5" draw:text-style-name="P2" draw:layer="layout" svg:width="22.859cm" svg:height="9.625cm" svg:x="1.27cm" svg:y="4.057cm" presentation:class="outline" presentation:user-transformed="true">
          <draw:text-box>
            <text:p text:style-name="P6"><text:span text:style-name="T4">Google, Amazon, Microsoft, many other provide cloud computing services.</text:span></text:p>
            <text:p text:style-name="P6"><text:span text:style-name="T4">Many multiplayer games use these services.</text:span></text:p>
            <text:p text:style-name="P6"><text:span text:style-name="T4">IFTTT, DO and others integrate these.</text:span></text:p>
            <text:p text:style-name="P6"><text:span text:style-name="T4"/></text:p>
            <text:p text:style-name="P6"><text:span text:style-name="T4">We will use ThingSpeak - IOT Cloud service, and send “events” to the cloud.</text:span></text:p>
            <text:p text:style-name="P6"><text:span text:style-name="T5"/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10" presentation:class="page"/>
          <draw:frame draw:name="Shape 93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nd To The Cloud" draw:style-name="dp1" draw:master-page-name="Title_20_and_20_Body" presentation:presentation-page-layout-name="AL2T1">
        <office:forms form:automatic-focus="false" form:apply-design-mode="false"/>
        <draw:frame draw:name="Shape 95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Send To The Cloud</text:span></text:p>
          </draw:text-box>
        </draw:frame>
        <draw:frame draw:name="Shape 96" presentation:style-name="pr5" draw:text-style-name="P2" draw:layer="layout" svg:width="22.859cm" svg:height="9.625cm" svg:x="1.27cm" svg:y="4.057cm" presentation:class="outline" presentation:user-transformed="true">
          <draw:text-box>
            <text:p text:style-name="P7"><text:span text:style-name="T11">import</text:span><text:span text:style-name="T12"> httplib, urllib</text:span></text:p>
            <text:p text:style-name="P7"><text:span text:style-name="T12">params </text:span><text:span text:style-name="T11">=</text:span><text:span text:style-name="T12"> urllib.urlencode({</text:span><text:span text:style-name="T13">'field1'</text:span><text:span text:style-name="T12">:</text:span><text:span text:style-name="T14">”Steve”</text:span><text:span text:style-name="T12">, </text:span><text:span text:style-name="T13">'field2'</text:span><text:span text:style-name="T12">:</text:span><text:span text:style-name="T13">"off"</text:span><text:span text:style-name="T12">, </text:span><text:span text:style-name="T13">'key'</text:span><text:span text:style-name="T12">:</text:span><text:span text:style-name="T13">'T0U6G8PQVFTIDWJI'</text:span><text:span text:style-name="T12">})</text:span></text:p>
            <text:p text:style-name="P7"><text:span text:style-name="T12">headers </text:span><text:span text:style-name="T11">=</text:span><text:span text:style-name="T12"> {</text:span><text:span text:style-name="T13">"Content-type"</text:span><text:span text:style-name="T12">:</text:span><text:span text:style-name="T13">"application/x-www-form-urlencoded"</text:span><text:span text:style-name="T12">, </text:span><text:span text:style-name="T13">"Accept"</text:span><text:span text:style-name="T12">: </text:span><text:span text:style-name="T13">"text/plain"</text:span><text:span text:style-name="T12">}</text:span></text:p>
            <text:p text:style-name="P7"><text:span text:style-name="T12">conn </text:span><text:span text:style-name="T11">=</text:span><text:span text:style-name="T12"> httplib.HTTPConnection(</text:span><text:span text:style-name="T13">"api.thingspeak.com:80"</text:span><text:span text:style-name="T12">)</text:span></text:p>
            <text:p text:style-name="P7"><text:span text:style-name="T12">conn.request(</text:span><text:span text:style-name="T13">"POST"</text:span><text:span text:style-name="T12">, </text:span><text:span text:style-name="T13">"/update"</text:span><text:span text:style-name="T12">, params, headers)</text:span></text:p>
            <text:p text:style-name="P7"><text:span text:style-name="T12">response </text:span><text:span text:style-name="T11">=</text:span><text:span text:style-name="T12"> conn.getresponse()</text:span></text:p>
            <text:p text:style-name="P7"><text:span text:style-name="T11">print</text:span><text:span text:style-name="T12"> response.status, response.reason</text:span></text:p>
            <text:p text:style-name="P7"><text:span text:style-name="T12">data </text:span><text:span text:style-name="T11">=</text:span><text:span text:style-name="T12"> response.read()</text:span></text:p>
            <text:p text:style-name="P7"><text:span text:style-name="T11">print</text:span><text:span text:style-name="T12"> data</text:span></text:p>
            <text:p text:style-name="P7"><text:span text:style-name="T12">conn.close()</text:span></text:p>
            <text:p text:style-name="P1"><text:span text:style-name="T5"/></text:p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11" presentation:class="page"/>
          <draw:frame draw:name="Shape 99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4"><text:span text:style-name="T7">Maybe add this to GitHub with a parameter for the data to send.</text:span></text:p>
            </draw:text-box>
          </draw:frame>
        </presentation:notes>
      </draw:page>
      <draw:page draw:name="Ok...but why?" draw:style-name="dp1" draw:master-page-name="Title_20_and_20_Body" presentation:presentation-page-layout-name="AL2T1">
        <office:forms form:automatic-focus="false" form:apply-design-mode="false"/>
        <draw:frame draw:name="Shape 101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Ok...but why?</text:span></text:p>
          </draw:text-box>
        </draw:frame>
        <draw:frame draw:name="Shape 102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Check mailbox</text:span></text:p>
            <text:p text:style-name="P1"><text:span text:style-name="T4">Security system - send text message</text:span></text:p>
            <text:p text:style-name="P1"><text:span text:style-name="T4">Proximity camera using IP Camera</text:span></text:p>
            <text:p text:style-name="P1"><text:span text:style-name="T4">Flood alert</text:span></text:p>
            <text:p text:style-name="P1"><text:span text:style-name="T4">Automated Nerf Turret!</text:span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12" presentation:class="page"/>
          <draw:frame draw:name="Shape 10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 cloud told me to do it" draw:style-name="dp1" draw:master-page-name="Title_20_and_20_Body" presentation:presentation-page-layout-name="AL2T1">
        <office:forms form:automatic-focus="false" form:apply-design-mode="false"/>
        <draw:frame draw:name="Shape 107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A cloud told me to do it</text:span></text:p>
          </draw:text-box>
        </draw:frame>
        <draw:frame draw:name="Shape 108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What about if we could take action from the cloud? (IFTTT -&gt; DO)</text:span></text:p>
            <text:p text:style-name="P1"><text:span text:style-name="T4">Record with my DVR from my phone</text:span></text:p>
            <text:p text:style-name="P1"><text:span text:style-name="T4">Reset alarm</text:span></text:p>
            <text:p text:style-name="P1"><text:span text:style-name="T4">Unlock a door remotely</text:span></text:p>
            <text:p text:style-name="P1"><text:span text:style-name="T4">Trigger some spooky Halloween stuff!</text:span></text:p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13" presentation:class="page"/>
          <draw:frame draw:name="Shape 11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how me!" draw:style-name="dp1" draw:master-page-name="Title_20_and_20_Body" presentation:presentation-page-layout-name="AL2T1">
        <office:forms form:automatic-focus="false" form:apply-design-mode="false"/>
        <draw:frame draw:name="Shape 113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Show me!</text:span></text:p>
          </draw:text-box>
        </draw:frame>
        <draw:frame draw:name="Shape 114" presentation:style-name="pr5" draw:text-style-name="P9" draw:layer="layout" svg:width="22.859cm" svg:height="9.625cm" svg:x="1.27cm" svg:y="4.057cm" presentation:class="outline" presentation:user-transformed="true">
          <draw:text-box>
            <text:p text:style-name="P8"><text:span text:style-name="T15">import httplib, urllib, time, pibrella</text:span></text:p>
            <text:p text:style-name="P8"><text:span text:style-name="T15">conn = httplib.HTTPConnection("api.thingspeak.com:80")</text:span></text:p>
            <text:p text:style-name="P8"><text:span text:style-name="T15"><text:s text:c="4"/></text:span><text:span text:style-name="T15">conn.request("GET", "/talkbacks/%s/commands/execute?api_key=4M3RR9JJ6TNGJBHZ" % sys.argv[1])</text:span></text:p>
            <text:p text:style-name="P8"><text:span text:style-name="T15"><text:s text:c="4"/></text:span><text:span text:style-name="T15">response = conn.getresponse()</text:span></text:p>
            <text:p text:style-name="P8"><text:span text:style-name="T15">if response.status == 200:</text:span></text:p>
            <text:p text:style-name="P8"><text:span text:style-name="T15"><text:s text:c="4"/></text:span><text:span text:style-name="T15">exec response.read()</text:span></text:p>
            <text:p text:style-name="P8"><text:span text:style-name="T15">else:</text:span></text:p>
            <text:p text:style-name="P8"><text:span text:style-name="T15"><text:s text:c="3"/></text:span><text:span text:style-name="T15">print response.status, response.reason</text:span></text:p>
            <text:p text:style-name="P8"><text:span text:style-name="T15">conn.close()</text:span></text:p>
            <text:p text:style-name="P8"><text:span text:style-name="T15"/></text:p>
            <text:p text:style-name="P8"><text:span text:style-name="T15"/></text:p>
            <text:p text:style-name="P8"><text:span text:style-name="T10"/></text:p>
            <text:p text:style-name="P8"><text:span text:style-name="T15"/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14" presentation:class="page"/>
          <draw:frame draw:name="Shape 117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at was all that for?" draw:style-name="dp1" draw:master-page-name="Title_20_and_20_Body" presentation:presentation-page-layout-name="AL2T1">
        <office:forms form:automatic-focus="false" form:apply-design-mode="false"/>
        <draw:frame draw:name="Shape 119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What was all that for?</text:span></text:p>
          </draw:text-box>
        </draw:frame>
        <draw:frame draw:name="Shape 120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Hardware, software and cloud computing is cheap and easy for everyone to use.</text:span></text:p>
            <text:p text:style-name="P1"><text:span text:style-name="T4">You can make amazing things NOW that were once only things big companies made.</text:span></text:p>
            <text:p text:style-name="P1"><text:span text:style-name="T4">It’s only going to get MORE amazing!</text:span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15" presentation:class="page"/>
          <draw:frame draw:name="Shape 123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How can I learn more?" draw:style-name="dp1" draw:master-page-name="Title_20_and_20_Body" presentation:presentation-page-layout-name="AL2T1">
        <office:forms form:automatic-focus="false" form:apply-design-mode="false"/>
        <draw:frame draw:name="Shape 125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How can I learn more?</text:span></text:p>
          </draw:text-box>
        </draw:frame>
        <draw:frame draw:name="Shape 126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Search for information: Arduino, Particle, IOT, Make Magazine, Beagle Bone, Little Bits</text:span></text:p>
            <text:p text:style-name="P1"><text:span text:style-name="T4">Learn a programming language:</text:span></text:p>
            <text:p text:style-name="P1"><text:span text:style-name="T4">Code Combat, Code Academy, Scratch, Python, Ruby, Java, JavaScript</text:span></text:p>
            <text:p xml:id="id20" text:id="id20" text:style-name="P1"><text:span text:style-name="T16">Try. Fail. Try again!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name="Shape 128" draw:style-name="gr1" draw:layer="layout" svg:width="16.932cm" svg:height="9.524cm" svg:x="1.059cm" svg:y="1.905cm" draw:page-number="16" presentation:class="page"/>
          <draw:frame draw:name="Shape 129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magine" draw:style-name="dp1" draw:master-page-name="Title_20_and_20_Body" presentation:presentation-page-layout-name="AL2T1">
        <draw:frame draw:name="Shape 131" presentation:style-name="pr4" draw:text-style-name="P3" draw:layer="layout" svg:width="22.859cm" svg:height="3.17cm" svg:x="1.27cm" svg:y="0.572cm" presentation:class="title" presentation:user-transformed="true">
          <draw:text-box>
            <text:p text:style-name="P1"><text:span text:style-name="T6">Imagine</text:span></text:p>
          </draw:text-box>
        </draw:frame>
        <draw:frame draw:name="Shape 132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17">Your children or grandchildren may never know what these things are:</text:span></text:p>
            <text:p xml:id="id21" text:id="id21" text:style-name="P1"><text:span text:style-name="T17">DVD / Blu Ray</text:span></text:p>
            <text:p xml:id="id22" text:id="id22" text:style-name="P1"><text:span text:style-name="T17">Laptop / Desktop computer</text:span></text:p>
            <text:p xml:id="id23" text:id="id23" text:style-name="P1"><text:span text:style-name="T17">Flash Drive / SD Card</text:span></text:p>
            <text:p xml:id="id24" text:id="id24" text:style-name="P1"><text:span text:style-name="T17">Calculator / Camera / MP3 Player</text:span></text:p>
            <text:p xml:id="id25" text:id="id25" text:style-name="P1"><text:span text:style-name="T17">Mouse / Keyboard</text:span></text:p>
            <text:p xml:id="id26" text:id="id26" text:style-name="P1"><text:span text:style-name="T17">TV Remote</text:span></text:p>
            <text:p xml:id="id27" text:id="id27" text:style-name="P1"><text:span text:style-name="T17">Plugging in things with a cord</text:span></text:p>
            <text:p xml:id="id28" text:id="id28" text:style-name="P1"><text:span text:style-name="T17"/></text:p>
            <text:p text:style-name="P1"><text:span text:style-name="T18">… </text:span><text:span text:style-name="T18">What are </text:span><text:span text:style-name="T19">YOU</text:span><text:span text:style-name="T18"> going to replace them with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1s" smil:targetElement="id21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1s" smil:targetElement="id22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1s" smil:targetElement="id23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1s" smil:targetElement="id24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1s" smil:targetElement="id25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1s" smil:targetElement="id26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1s" smil:targetElement="id27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1s" smil:targetElement="id28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Shape 134" draw:style-name="gr1" draw:layer="layout" svg:width="16.932cm" svg:height="9.524cm" svg:x="1.059cm" svg:y="1.905cm" draw:page-number="17" presentation:class="page"/>
          <draw:frame draw:name="Shape 13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3" draw:master-page-name="Title_20_and_20_Body" presentation:presentation-page-layout-name="AL2T1">
        <draw:frame presentation:style-name="pr7" draw:text-style-name="P10" draw:layer="layout" svg:width="22.859cm" svg:height="3.17cm" svg:x="1.27cm" svg:y="0.572cm" presentation:class="title" presentation:user-transformed="true">
          <draw:text-box>
            <text:p><text:span text:style-name="T20">The End</text:span></text:p>
          </draw:text-box>
        </draw:frame>
        <draw:frame presentation:style-name="pr8" draw:text-style-name="P11" draw:layer="layout" svg:width="22.859cm" svg:height="9.625cm" svg:x="1.27cm" svg:y="4.057cm" presentation:class="outline" presentation:user-transformed="true">
          <draw:text-box>
            <text:p><text:span text:style-name="T21">10 PRINT “THANKS”;</text:span></text:p>
            <text:p><text:span text:style-name="T21">20 GOTO 10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91919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3" draw:layer="backgroundobjects" svg:width="23.494cm" svg:height="1.978cm" draw:transform="rotate (-3.14159265358979) translate (23.495cm 10.571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" presentation:style-name="Title_20_Slide-title" draw:layer="backgroundobjects" svg:width="21.589cm" svg:height="4.677cm" svg:x="1.905cm" svg:y="3.613cm" presentation:class="title" presentation:placeholder="true" presentation:user-transformed="true">
        <draw:text-box/>
      </draw:frame>
      <draw:frame draw:name="Shape 12" presentation:style-name="Mpr1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4" draw:style-name="Mgr3" draw:text-style-name="MP3" draw:layer="backgroundobjects" svg:width="24.129cm" svg:height="3.237cm" svg:x="0cm" svg:y="0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presentation:style-name="Title_20_and_20_Body-title" draw:layer="backgroundobjects" svg:width="22.859cm" svg:height="3.17cm" svg:x="1.27cm" svg:y="0.572cm" presentation:class="title" presentation:placeholder="true" presentation:user-transformed="true">
        <draw:text-box/>
      </draw:frame>
      <draw:frame draw:name="Shape 16" presentation:style-name="Title_20_and_20_Body-outline1" draw:layer="backgroundobjects" svg:width="22.859cm" svg:height="8.287cm" svg:x="1.27cm" svg:y="4.057cm" presentation:class="outline" presentation:placeholder="true" presentation:user-transformed="true">
        <draw:text-box/>
      </draw:frame>
      <draw:frame draw:name="Shape 17" presentation:style-name="Mpr4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ARM_EABI LibreOffice_project/360m1$Build-2</meta:generator>
    <dc:date>2015-08-20T01:06:47</dc:date>
    <meta:editing-duration>PT1H56M1S</meta:editing-duration>
    <meta:editing-cycles>7</meta:editing-cycles>
    <meta:document-statistic meta:object-count="102"/>
  </office:meta>
</office:document-meta>
</file>